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6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="none" draw:fill-color="#ffffff" fo:min-height="0.352cm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4.95cm" fo:min-width="14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Math TeX Gyre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5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7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1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7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1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cm" svg:height="0.602cm" svg:x="7.1cm" svg:y="2.6cm">
          <draw:text-box>
            <text:p text:style-name="P2"><text:span text:style-name="T1">U</text:span></text:p>
          </draw:text-box>
        </draw:frame>
        <draw:frame draw:style-name="gr3" draw:text-style-name="P3" draw:layer="layout" svg:width="0.8cm" svg:height="0.602cm" svg:x="9.1cm" svg:y="2.6cm">
          <draw:text-box>
            <text:p text:style-name="P2"><text:span text:style-name="T1">V</text:span></text:p>
          </draw:text-box>
        </draw:frame>
        <draw:frame draw:style-name="gr3" draw:text-style-name="P3" draw:layer="layout" svg:width="0.8cm" svg:height="0.602cm" svg:x="11.1cm" svg:y="2.6cm">
          <draw:text-box>
            <text:p text:style-name="P2"><text:span text:style-name="T1">W</text:span></text:p>
          </draw:text-box>
        </draw:frame>
        <draw:frame draw:style-name="gr3" draw:text-style-name="P3" draw:layer="layout" svg:width="0.8cm" svg:height="0.602cm" svg:x="7.1cm" svg:y="5.9cm">
          <draw:text-box>
            <text:p text:style-name="P2"><text:span text:style-name="T1">Z</text:span></text:p>
          </draw:text-box>
        </draw:frame>
        <draw:frame draw:style-name="gr3" draw:text-style-name="P3" draw:layer="layout" svg:width="0.8cm" svg:height="0.602cm" svg:x="9.1cm" svg:y="5.9cm">
          <draw:text-box>
            <text:p text:style-name="P2"><text:span text:style-name="T1">X</text:span></text:p>
          </draw:text-box>
        </draw:frame>
        <draw:frame draw:style-name="gr3" draw:text-style-name="P3" draw:layer="layout" svg:width="0.8cm" svg:height="0.602cm" svg:x="11.1cm" svg:y="5.9cm">
          <draw:text-box>
            <text:p text:style-name="P2"><text:span text:style-name="T1">Y</text:span></text:p>
          </draw:text-box>
        </draw:frame>
        <draw:g>
          <draw:glue-point draw:id="4" svg:x="-5cm" svg:y="5.04cm"/>
          <draw:glue-point draw:id="5" svg:x="5cm" svg:y="5.04cm"/>
          <draw:line draw:style-name="gr4" draw:text-style-name="P4" draw:layer="layout" svg:x1="16.978cm" svg:y1="2.997cm" svg:x2="17.582cm" svg:y2="2.997cm">
            <text:p/>
          </draw:line>
          <draw:line draw:style-name="gr5" draw:text-style-name="P4" draw:layer="layout" svg:x1="19.396cm" svg:y1="2.997cm" svg:x2="20cm" svg:y2="2.997cm">
            <text:p/>
          </draw:line>
          <draw:path draw:style-name="gr6" draw:text-style-name="P5" draw:layer="layout" svg:width="0.454cm" svg:height="0.33cm" svg:x="17.582cm" svg:y="2.666cm" svg:viewBox="0 0 455 331" svg:d="M0 331c227-745 455 0 455 0">
            <text:p/>
          </draw:path>
          <draw:path draw:style-name="gr7" draw:text-style-name="P5" draw:layer="layout" svg:width="0.454cm" svg:height="0.33cm" svg:x="18.039cm" svg:y="2.669cm" svg:viewBox="0 0 455 331" svg:d="M0 331c227-745 455 0 455 0">
            <text:p/>
          </draw:path>
          <draw:path draw:style-name="gr8" draw:text-style-name="P5" draw:layer="layout" svg:width="0.454cm" svg:height="0.33cm" svg:x="18.494cm" svg:y="2.666cm" svg:viewBox="0 0 455 331" svg:d="M0 331c227-745 455 0 455 0">
            <text:p/>
          </draw:path>
          <draw:path draw:style-name="gr9" draw:text-style-name="P5" draw:layer="layout" svg:width="0.454cm" svg:height="0.33cm" svg:x="18.944cm" svg:y="2.666cm" svg:viewBox="0 0 455 331" svg:d="M0 331c227-745 455 0 455 0">
            <text:p/>
          </draw:path>
        </draw:g>
        <draw:frame draw:style-name="gr3" draw:text-style-name="P3" draw:layer="layout" svg:width="0.8cm" svg:height="0.602cm" svg:x="16.1cm" svg:y="2.6cm">
          <draw:text-box>
            <text:p text:style-name="P2"><text:span text:style-name="T1">U</text:span></text:p>
          </draw:text-box>
        </draw:frame>
        <draw:frame draw:style-name="gr3" draw:text-style-name="P3" draw:layer="layout" svg:width="0.8cm" svg:height="0.602cm" svg:x="20.1cm" svg:y="2.6cm">
          <draw:text-box>
            <text:p text:style-name="P2"><text:span text:style-name="T1">X</text:span></text:p>
          </draw:text-box>
        </draw:frame>
        <draw:g>
          <draw:glue-point draw:id="4" svg:x="-5cm" svg:y="5.04cm"/>
          <draw:glue-point draw:id="5" svg:x="5cm" svg:y="5.04cm"/>
          <draw:line draw:style-name="gr10" draw:text-style-name="P4" draw:layer="layout" svg:x1="16.978cm" svg:y1="4.997cm" svg:x2="17.582cm" svg:y2="4.997cm">
            <text:p/>
          </draw:line>
          <draw:line draw:style-name="gr11" draw:text-style-name="P4" draw:layer="layout" svg:x1="19.396cm" svg:y1="4.997cm" svg:x2="20cm" svg:y2="4.997cm">
            <text:p/>
          </draw:line>
          <draw:path draw:style-name="gr12" draw:text-style-name="P5" draw:layer="layout" svg:width="0.454cm" svg:height="0.33cm" svg:x="17.582cm" svg:y="4.666cm" svg:viewBox="0 0 455 331" svg:d="M0 331c227-745 455 0 455 0">
            <text:p/>
          </draw:path>
          <draw:path draw:style-name="gr13" draw:text-style-name="P5" draw:layer="layout" svg:width="0.454cm" svg:height="0.33cm" svg:x="18.039cm" svg:y="4.669cm" svg:viewBox="0 0 455 331" svg:d="M0 331c227-745 455 0 455 0">
            <text:p/>
          </draw:path>
          <draw:path draw:style-name="gr14" draw:text-style-name="P5" draw:layer="layout" svg:width="0.454cm" svg:height="0.33cm" svg:x="18.494cm" svg:y="4.666cm" svg:viewBox="0 0 455 331" svg:d="M0 331c227-745 455 0 455 0">
            <text:p/>
          </draw:path>
          <draw:path draw:style-name="gr15" draw:text-style-name="P5" draw:layer="layout" svg:width="0.454cm" svg:height="0.33cm" svg:x="18.944cm" svg:y="4.666cm" svg:viewBox="0 0 455 331" svg:d="M0 331c227-745 455 0 455 0">
            <text:p/>
          </draw:path>
        </draw:g>
        <draw:frame draw:style-name="gr3" draw:text-style-name="P3" draw:layer="layout" svg:width="0.8cm" svg:height="0.602cm" svg:x="16.1cm" svg:y="4.6cm">
          <draw:text-box>
            <text:p text:style-name="P2"><text:span text:style-name="T1">V</text:span></text:p>
          </draw:text-box>
        </draw:frame>
        <draw:frame draw:style-name="gr3" draw:text-style-name="P3" draw:layer="layout" svg:width="0.8cm" svg:height="0.602cm" svg:x="20.1cm" svg:y="4.6cm">
          <draw:text-box>
            <text:p text:style-name="P2"><text:span text:style-name="T1">Y</text:span></text:p>
          </draw:text-box>
        </draw:frame>
        <draw:g>
          <draw:glue-point draw:id="4" svg:x="-5cm" svg:y="5.04cm"/>
          <draw:glue-point draw:id="5" svg:x="5cm" svg:y="5.04cm"/>
          <draw:line draw:style-name="gr16" draw:text-style-name="P4" draw:layer="layout" svg:x1="16.978cm" svg:y1="6.997cm" svg:x2="17.582cm" svg:y2="6.997cm">
            <text:p/>
          </draw:line>
          <draw:line draw:style-name="gr17" draw:text-style-name="P4" draw:layer="layout" svg:x1="19.396cm" svg:y1="6.997cm" svg:x2="20cm" svg:y2="6.997cm">
            <text:p/>
          </draw:line>
          <draw:path draw:style-name="gr18" draw:text-style-name="P5" draw:layer="layout" svg:width="0.454cm" svg:height="0.33cm" svg:x="17.582cm" svg:y="6.666cm" svg:viewBox="0 0 455 331" svg:d="M0 331c227-745 455 0 455 0">
            <text:p/>
          </draw:path>
          <draw:path draw:style-name="gr19" draw:text-style-name="P5" draw:layer="layout" svg:width="0.454cm" svg:height="0.33cm" svg:x="18.039cm" svg:y="6.669cm" svg:viewBox="0 0 455 331" svg:d="M0 331c227-745 455 0 455 0">
            <text:p/>
          </draw:path>
          <draw:path draw:style-name="gr20" draw:text-style-name="P5" draw:layer="layout" svg:width="0.454cm" svg:height="0.33cm" svg:x="18.494cm" svg:y="6.666cm" svg:viewBox="0 0 455 331" svg:d="M0 331c227-745 455 0 455 0">
            <text:p/>
          </draw:path>
          <draw:path draw:style-name="gr21" draw:text-style-name="P5" draw:layer="layout" svg:width="0.454cm" svg:height="0.33cm" svg:x="18.944cm" svg:y="6.666cm" svg:viewBox="0 0 455 331" svg:d="M0 331c227-745 455 0 455 0">
            <text:p/>
          </draw:path>
        </draw:g>
        <draw:frame draw:style-name="gr3" draw:text-style-name="P3" draw:layer="layout" svg:width="0.8cm" svg:height="0.602cm" svg:x="16.1cm" svg:y="6.6cm">
          <draw:text-box>
            <text:p text:style-name="P2"><text:span text:style-name="T1">W</text:span></text:p>
          </draw:text-box>
        </draw:frame>
        <draw:frame draw:style-name="gr3" draw:text-style-name="P3" draw:layer="layout" svg:width="0.8cm" svg:height="0.602cm" svg:x="20.1cm" svg:y="6.6cm">
          <draw:text-box>
            <text:p text:style-name="P2"><text:span text:style-name="T1">Z</text:span></text:p>
          </draw:text-box>
        </draw:frame>
        <draw:custom-shape draw:style-name="gr22" draw:text-style-name="P6" draw:layer="layout" svg:width="15.1cm" svg:height="5.2cm" svg:x="5.9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8:30:03.576346561</meta:creation-date>
    <dc:date>2020-10-20T08:36:51.594057674</dc:date>
    <meta:editing-duration>PT6M48S</meta:editing-duration>
    <meta:editing-cycles>2</meta:editing-cycles>
    <meta:generator>LibreOffice/6.1.5.2$Linux_X86_64 LibreOffice_project/10$Build-2</meta:generator>
    <meta:document-statistic meta:object-count="41"/>
  </office:meta>
</office:document-meta>
</file>